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48" officeooo:paragraph-rsid="00153248"/>
    </style:style>
    <style:style style:name="P2" style:family="paragraph" style:parent-style-name="Standard">
      <style:text-properties officeooo:rsid="0017253f" officeooo:paragraph-rsid="0017253f"/>
    </style:style>
    <style:style style:name="P3" style:family="paragraph" style:parent-style-name="Standard">
      <style:text-properties officeooo:rsid="00176996" officeooo:paragraph-rsid="00176996"/>
    </style:style>
    <style:style style:name="T1" style:family="text">
      <style:text-properties officeooo:rsid="0017253f"/>
    </style:style>
    <style:style style:name="T2" style:family="text">
      <style:text-properties officeooo:rsid="00176996"/>
    </style:style>
    <style:style style:name="T3" style:family="text">
      <style:text-properties officeooo:rsid="0018d3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me:</text:p>
      <text:p text:style-name="P1"/>
      <text:p text:style-name="P1">- hardware hacker <text:span text:style-name="T3">(years experience)</text:span></text:p>
      <text:p text:style-name="P1">- sucked into software <text:span text:style-name="T3">(hardware without firmware is rare)</text:span></text:p>
      <text:p text:style-name="P1">- code mostly in C <text:span text:style-name="T3">()</text:span></text:p>
      <text:p text:style-name="P1">-</text:p>
      <text:p text:style-name="P1"/>
      <text:p text:style-name="P1">meme over projecten</text:p>
      <text:p text:style-name="P1"/>
      <text:p text:style-name="P1">cdwijs.github.com</text:p>
      <text:p text:style-name="P1">mail</text:p>
      <text:p text:style-name="P1"/>
      <text:p text:style-name="P2">What is talk is about:</text:p>
      <text:p text:style-name="P2">- Debugging techniques:</text:p>
      <text:p text:style-name="P2">- </text:p>
      <text:p text:style-name="P2">-</text:p>
      <text:p text:style-name="P2">-</text:p>
      <text:p text:style-name="P1"/>
      <text:p text:style-name="P2">What this talk is not about:</text:p>
      <text:p text:style-name="P2">- The cable tester itself <text:span text:style-name="T2">(talk to me after)</text:span></text:p>
      <text:p text:style-name="P2"/>
      <text:p text:style-name="P3">What do you get out of this talk / these techniques?</text:p>
      <text:p text:style-name="P3">- faster debugging</text:p>
      <text:p text:style-name="P3">- debugging without hardware</text:p>
      <text:p text:style-name="P3">- simulate days of runtime in seconds.</text:p>
      <text:p text:style-name="P3">- unit testing</text:p>
      <text:p text:style-name="P3">- device mocking</text:p>
      <text:p text:style-name="P3">- full access to internal state of the program</text:p>
      <text:p text:style-name="P3"/>
      <text:p text:style-name="P1"/>
      <text:p text:style-name="P1"/>
      <text:p text:style-name="P1">History:</text:p>
      <text:p text:style-name="P1"/>
      <text:p text:style-name="P1">- <text:span text:style-name="T1">1: measure with multimeter</text:span></text:p>
      <text:p text:style-name="P1">-<text:span text:style-name="T1">2 dedicated tester per cable type</text:span></text:p>
      <text:p text:style-name="P1"/>
      <text:p text:style-name="P2">Now: automatic system.</text:p>
      <text:p text:style-name="P2"/>
      <text:p text:style-name="P2">This took time to setup, so why do it?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06:18.476928763</meta:creation-date>
    <dc:date>2024-05-05T17:38:55.565698188</dc:date>
    <meta:editing-duration>PT23M59S</meta:editing-duration>
    <meta:editing-cycles>3</meta:editing-cycles>
    <meta:generator>LibreOffice/24.2.1.2$Linux_X86_64 LibreOffice_project/420$Build-2</meta:generator>
    <meta:document-statistic meta:table-count="0" meta:image-count="0" meta:object-count="0" meta:page-count="1" meta:paragraph-count="27" meta:word-count="118" meta:character-count="628" meta:non-whitespace-character-count="536"/>
  </office:meta>
</office:document-meta>
</file>